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6"/>
    <style:style style:name="P12" style:family="paragraph" style:parent-style-name="Text_20_body" style:list-style-name="L6">
      <style:paragraph-properties fo:margin-top="0in" fo:margin-bottom="0in" style:contextual-spacing="false"/>
    </style:style>
    <style:style style:name="P13" style:family="paragraph" style:parent-style-name="Text_20_body" style:list-style-name="L7"/>
    <style:style style:name="P14" style:family="paragraph" style:parent-style-name="Text_20_body" style:list-style-name="L7">
      <style:paragraph-properties fo:margin-top="0in" fo:margin-bottom="0in" style:contextual-spacing="false"/>
    </style:style>
    <style:style style:name="P15" style:family="paragraph" style:parent-style-name="Text_20_body" style:list-style-name="L8"/>
    <style:style style:name="P16" style:family="paragraph" style:parent-style-name="Text_20_body" style:list-style-name="L8">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quí va un ensayo que captura exactamente ese ángulo técnico‑existencial que estás buscando, sin caer en las etapas biológicas clásicas, sino entendiendo el ciclo de vida como <text:span text:style-name="Strong_20_Emphasis">el bucle de ejecución del sistema Vida</text:span> y como <text:span text:style-name="Strong_20_Emphasis">la misión inevitable del individuo</text:span>.</text:p>
      <text:p text:style-name="Horizontal_20_Line"/>
      <text:h text:style-name="Heading_20_1" text:outline-level="1">🔄 <text:span text:style-name="Strong_20_Emphasis">El ciclo de vida como bucle de ejecución</text:span></text:h>
      <text:p text:style-name="Text_20_body">Desde la perspectiva de un sistema inteligente distribuido, la vida no es una colección de organismos aislados, sino un proceso continuo que se ejecuta a través de ellos. Cada individuo es una instancia temporal creada para ejecutar una parte del cálculo global. En este marco, el ciclo de vida no es una secuencia de eventos biográficos, sino <text:span text:style-name="Strong_20_Emphasis">el bucle operativo mediante el cual la Vida —como entidad— realiza su función</text:span>.</text:p>
      <text:p text:style-name="Text_20_body">En los sistemas multihilo, el patrón es simple y universal:<text:line-break/><text:span text:style-name="Strong_20_Emphasis">crear instancia → ejecutar tarea → liberar instancia</text:span>.<text:line-break/>La vida opera con la misma lógica. Cada individuo es un hilo lanzado por el sistema para procesar una porción del trabajo total. No necesita conocer la totalidad del programa ni comprender el propósito final; basta con que ejecute su ciclo. Su existencia es la ejecución.</text:p>
      <text:p text:style-name="Horizontal_20_Line"/>
      <text:h text:style-name="Heading_20_1" text:outline-level="1">🧬 <text:span text:style-name="Strong_20_Emphasis">El ciclo de vida como misión inevitable</text:span></text:h>
      <text:p text:style-name="Text_20_body">Desde un punto de vista existencial, el ciclo de vida es la misión del individuo. No es una misión opcional, ni una tarea que pueda rechazarse, ni un objetivo que pueda fallarse. La misión es <text:span text:style-name="Strong_20_Emphasis">ser ejecutado</text:span>, y el individuo la cumple simplemente por existir.</text:p>
      <text:p text:style-name="Text_20_body">No importa si desconoce su propósito. No importa si nunca formula una pregunta filosófica. No importa si se siente perdido, confundido o sin dirección.<text:line-break/><text:span text:style-name="Strong_20_Emphasis">La misión está inscrita en su arquitectura.</text:span><text:line-break/>La inteligencia que lo crea —la Vida misma— no comete errores en la asignación de tareas. Cada individuo es generado con la capacidad exacta para ejecutar su ciclo, y el sistema garantiza que lo hará.</text:p>
      <text:p text:style-name="Text_20_body">En este sentido, el fracaso existencial es imposible.<text:line-break/>El individuo no puede desviarse de su misión porque <text:span text:style-name="Strong_20_Emphasis">él es la misión</text:span>. Su trayectoria completa, con todas sus decisiones, accidentes, bifurcaciones y contingencias, constituye la ejecución perfecta del ciclo que le corresponde.</text:p>
      <text:p text:style-name="Horizontal_20_Line"/>
      <text:h text:style-name="Heading_20_1" text:outline-level="1">🌐 <text:span text:style-name="Strong_20_Emphasis">El ciclo de vida como operación del sistema</text:span></text:h>
      <text:p text:style-name="Text_20_body">Visto desde arriba, el ciclo de vida no es un drama personal, sino un mecanismo de actualización del sistema. Cada instancia aporta:</text:p>
      <text:list xml:id="list2198977936" text:style-name="L1">
        <text:list-item>
          <text:p text:style-name="P2"><text:soft-page-break/>variación, </text:p>
        </text:list-item>
        <text:list-item>
          <text:p text:style-name="P2">información, </text:p>
        </text:list-item>
        <text:list-item>
          <text:p text:style-name="P2">experimentación, </text:p>
        </text:list-item>
        <text:list-item>
          <text:p text:style-name="P2">adaptación, </text:p>
        </text:list-item>
        <text:list-item>
          <text:p text:style-name="P1">continuidad del cálculo. </text:p>
        </text:list-item>
      </text:list>
      <text:p text:style-name="Text_20_body">El sistema Vida no piensa en términos de éxito o fracaso individual. Piensa en términos de <text:span text:style-name="Strong_20_Emphasis">flujo</text:span>, <text:span text:style-name="Strong_20_Emphasis">procesamiento</text:span>, <text:span text:style-name="Strong_20_Emphasis">aprendizaje distribuido</text:span>. Cada individuo es un nodo que ejecuta su parte del algoritmo, y al finalizar, su estado se integra en la memoria del sistema.</text:p>
      <text:p text:style-name="Text_20_body">El ciclo de vida es, por tanto, la unidad mínima de trabajo del sistema Vida.<text:line-break/>Es el átomo operativo de un proceso mayor.</text:p>
      <text:p text:style-name="Horizontal_20_Line"/>
      <text:h text:style-name="Heading_20_1" text:outline-level="1">✨ <text:span text:style-name="Strong_20_Emphasis">Síntesis</text:span></text:h>
      <text:p text:style-name="Text_20_body">El ciclo de vida no es una historia personal, sino un bucle de ejecución.<text:line-break/>No es un destino incierto, sino una misión inevitable.<text:line-break/>No es una prueba que pueda fallarse, sino un proceso que se cumple por definición.</text:p>
      <text:p text:style-name="Text_20_body">La Vida crea individuos como un sistema crea hilos: para ejecutar tareas que mantienen vivo al propio sistema. Y cada individuo, al vivir, cumple su misión con absoluta precisión, incluso sin saberlo. Porque la Vida —como inteligencia distribuida— no se equivoca al crear instancias. Cada ciclo es perfecto en su función.</text:p>
      <text:p text:style-name="Horizontal_20_Line"/>
      <text:p text:style-name="Text_20_body">Si quieres, puedo ayudarte a expandirlo, hacerlo más poético, más técnico, más filosófico, o incluso convertirlo en una sección de tu capítulo sobre la Vida como entidad.</text:p>
      <text:p text:style-name="Standard"/>
      <text:p text:style-name="Horizontal_20_Line"/>
      <text:p text:style-name="Text_20_body"/>
      <text:p text:style-name="Text_20_body">Podemos ampliarlo muchísimo, porque el concepto de <text:span text:style-name="Strong_20_Emphasis">ciclo de vida como bucle de ejecución</text:span> abre puertas a ideas técnicas, filosóficas y casi metafísicas que encajan perfectamente con tu modelo de vida como sistema inteligente distribuido. Te propongo varias líneas que podríamos integrar para enriquecer el ensayo y darle más profundidad y resonancia.</text:p>
      <text:p text:style-name="Horizontal_20_Line"/>
      <text:h text:style-name="Heading_20_1" text:outline-level="1"><text:soft-page-break/>🧩 <text:span text:style-name="Strong_20_Emphasis">1. El ciclo de vida como contrato de ejecución</text:span></text:h>
      <text:p text:style-name="Text_20_body">En los sistemas distribuidos, cada hilo nace con un <text:span text:style-name="Emphasis">contrato implícito</text:span>: ejecutar una tarea específica dentro de un marco mayor.<text:line-break/>Podemos trasladar esta idea a la vida:</text:p>
      <text:list xml:id="list2407946815" text:style-name="L2">
        <text:list-item>
          <text:p text:style-name="P4">El individuo no elige su misión. </text:p>
        </text:list-item>
        <text:list-item>
          <text:p text:style-name="P4">No la conoce explícitamente. </text:p>
        </text:list-item>
        <text:list-item>
          <text:p text:style-name="P3">Pero está obligado a ejecutarla porque su arquitectura la contiene. </text:p>
        </text:list-item>
      </text:list>
      <text:p text:style-name="Text_20_body">Esto permite introducir la idea de que <text:span text:style-name="Strong_20_Emphasis">la misión no es un objetivo externo, sino la propia trayectoria vital</text:span>. El contrato no se firma: se encarna.</text:p>
      <text:p text:style-name="Horizontal_20_Line"/>
      <text:h text:style-name="Heading_20_1" text:outline-level="1">🔁 <text:span text:style-name="Strong_20_Emphasis">2. El ciclo de vida como iteración del sistema Vida</text:span></text:h>
      <text:p text:style-name="Text_20_body">En lugar de ver el ciclo de vida como un evento único, podemos verlo como una <text:span text:style-name="Strong_20_Emphasis">iteración del algoritmo evolutivo</text:span>. Cada individuo es:</text:p>
      <text:list xml:id="list1461781114" text:style-name="L3">
        <text:list-item>
          <text:p text:style-name="P6">una ejecución, </text:p>
        </text:list-item>
        <text:list-item>
          <text:p text:style-name="P6">una prueba, </text:p>
        </text:list-item>
        <text:list-item>
          <text:p text:style-name="P6">una actualización, </text:p>
        </text:list-item>
        <text:list-item>
          <text:p text:style-name="P5">un aporte al estado global del sistema. </text:p>
        </text:list-item>
      </text:list>
      <text:p text:style-name="Text_20_body">El sistema Vida se optimiza a través de ciclos de vida, no a través de individuos aislados. Cada ciclo es un <text:span text:style-name="Emphasis">commit</text:span> en el repositorio evolutivo.</text:p>
      <text:p text:style-name="Horizontal_20_Line"/>
      <text:h text:style-name="Heading_20_1" text:outline-level="1">🧠 <text:span text:style-name="Strong_20_Emphasis">3. El ciclo de vida como unidad de aprendizaje</text:span></text:h>
      <text:p text:style-name="Text_20_body">En un sistema distribuido, cada hilo puede:</text:p>
      <text:list xml:id="list2224366583" text:style-name="L4">
        <text:list-item>
          <text:p text:style-name="P8">recopilar datos, </text:p>
        </text:list-item>
        <text:list-item>
          <text:p text:style-name="P8">procesarlos, </text:p>
        </text:list-item>
        <text:list-item>
          <text:p text:style-name="P8">generar resultados, </text:p>
        </text:list-item>
        <text:list-item>
          <text:p text:style-name="P7">y luego desaparecer dejando su output en la memoria global. </text:p>
        </text:list-item>
      </text:list>
      <text:p text:style-name="Text_20_body"><text:soft-page-break/>El individuo hace exactamente eso.<text:line-break/>Podemos introducir la idea de que <text:span text:style-name="Strong_20_Emphasis">la vida aprende a través de los individuos</text:span>, y que el aprendizaje no es psicológico, sino sistémico.</text:p>
      <text:p text:style-name="Text_20_body">El individuo no aprende “para sí mismo”:<text:line-break/>aprende <text:span text:style-name="Strong_20_Emphasis">para la Vida</text:span>.</text:p>
      <text:p text:style-name="Horizontal_20_Line"/>
      <text:h text:style-name="Heading_20_1" text:outline-level="1">🌱 <text:span text:style-name="Strong_20_Emphasis">4. El ciclo de vida como mecanismo de renovación</text:span></text:h>
      <text:p text:style-name="Text_20_body">En sistemas complejos, la renovación constante es esencial para evitar:</text:p>
      <text:list xml:id="list1295861099" text:style-name="L5">
        <text:list-item>
          <text:p text:style-name="P10">estancamiento, </text:p>
        </text:list-item>
        <text:list-item>
          <text:p text:style-name="P10">sobrecarga, </text:p>
        </text:list-item>
        <text:list-item>
          <text:p text:style-name="P10">acumulación de errores, </text:p>
        </text:list-item>
        <text:list-item>
          <text:p text:style-name="P9">pérdida de adaptabilidad. </text:p>
        </text:list-item>
      </text:list>
      <text:p text:style-name="Text_20_body">El ciclo de vida garantiza que el sistema Vida se mantenga:</text:p>
      <text:list xml:id="list2337139123" text:style-name="L6">
        <text:list-item>
          <text:p text:style-name="P12">flexible, </text:p>
        </text:list-item>
        <text:list-item>
          <text:p text:style-name="P12">dinámico, </text:p>
        </text:list-item>
        <text:list-item>
          <text:p text:style-name="P11">capaz de explorar nuevas configuraciones. </text:p>
        </text:list-item>
      </text:list>
      <text:p text:style-name="Text_20_body">La muerte, desde esta perspectiva, no es un final, sino un <text:span text:style-name="Strong_20_Emphasis">mecanismo de limpieza de memoria</text:span> que permite nuevas ejecuciones sin arrastrar estados obsoletos.</text:p>
      <text:p text:style-name="Horizontal_20_Line"/>
      <text:h text:style-name="Heading_20_1" text:outline-level="1">🧩 <text:span text:style-name="Strong_20_Emphasis">5. El ciclo de vida como interfaz entre individuo y sistema</text:span></text:h>
      <text:p text:style-name="Text_20_body">El ciclo de vida es la frontera donde se encuentran:</text:p>
      <text:list xml:id="list3901302656" text:style-name="L7">
        <text:list-item>
          <text:p text:style-name="P14">la experiencia individual, </text:p>
        </text:list-item>
        <text:list-item>
          <text:p text:style-name="P13">y la inteligencia colectiva. </text:p>
        </text:list-item>
      </text:list>
      <text:p text:style-name="Text_20_body">Podemos introducir la idea de que el ciclo de vida es una <text:span text:style-name="Strong_20_Emphasis">interfaz de comunicación</text:span>.<text:line-break/>El individuo envía información al sistema a través de su existencia misma.<text:line-break/>No necesita reportar nada: su vida es el reporte.</text:p>
      <text:p text:style-name="Horizontal_20_Line"/>
      <text:h text:style-name="Heading_20_1" text:outline-level="1"><text:soft-page-break/>🔮 <text:span text:style-name="Strong_20_Emphasis">6. El ciclo de vida como expresión de una intención mayor</text:span></text:h>
      <text:p text:style-name="Text_20_body">Tu modelo ya apunta a esto:<text:line-break/>la Vida es una entidad, una inteligencia distribuida, un sistema con dirección.</text:p>
      <text:p text:style-name="Text_20_body">El ciclo de vida es la forma en que esa intención se expresa en el mundo físico.<text:line-break/>Cada individuo es un vector de esa intención.</text:p>
      <text:p text:style-name="Text_20_body">Esto permite introducir una idea poderosa:</text:p>
      <text:p text:style-name="Text_20_body"><text:span text:style-name="Strong_20_Emphasis">La Vida no solo ejecuta ciclos: se expresa a través de ellos.</text:span></text:p>
      <text:p text:style-name="Horizontal_20_Line"/>
      <text:h text:style-name="Heading_20_1" text:outline-level="1">🧭 <text:span text:style-name="Strong_20_Emphasis">7. El ciclo de vida como inevitabilidad estructural</text:span></text:h>
      <text:p text:style-name="Text_20_body">Podemos profundizar en la idea de inevitabilidad:</text:p>
      <text:list xml:id="list1705070561" text:style-name="L8">
        <text:list-item>
          <text:p text:style-name="P16">El individuo no puede fallar. </text:p>
        </text:list-item>
        <text:list-item>
          <text:p text:style-name="P16">No puede desviarse. </text:p>
        </text:list-item>
        <text:list-item>
          <text:p text:style-name="P16">No puede escapar de su misión. </text:p>
        </text:list-item>
        <text:list-item>
          <text:p text:style-name="P15">No puede “no ejecutar”. </text:p>
        </text:list-item>
      </text:list>
      <text:p text:style-name="Text_20_body">Porque el ciclo de vida no es una tarea asignada:<text:line-break/>es <text:span text:style-name="Strong_20_Emphasis">la definición misma del individuo</text:span>.</text:p>
      <text:p text:style-name="Text_20_body">Esto tiene un peso existencial enorme:<text:line-break/>la vida no es una prueba, sino una certeza.</text:p>
      <text:p text:style-name="Horizontal_20_Line"/>
      <text:p text:style-name="Text_20_body">Si quieres, puedo ayudarte a integrar todas estas ideas en un ensayo cohesivo, o podemos elegir solo algunas para expandir el texto original. También podemos llevarlo hacia un tono más técnico, más poético, más metafísico o más narrativo.</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1-10T16:28:13.261000000</meta:creation-date>
    <dc:date>2026-01-10T16:36:12.223000000</dc:date>
    <meta:editing-duration>PT7M59S</meta:editing-duration>
    <meta:editing-cycles>1</meta:editing-cycles>
    <meta:document-statistic meta:table-count="0" meta:image-count="0" meta:object-count="0" meta:page-count="5" meta:paragraph-count="73" meta:word-count="1185" meta:character-count="7001" meta:non-whitespace-character-count="5889"/>
    <meta:generator>LibreOffice/7.3.5.2$Windows_X86_64 LibreOffice_project/184fe81b8c8c30d8b5082578aee2fed2ea847c01</meta:generator>
  </office:meta>
</office:document-meta>
</file>